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l" fo:country="GR" officeooo:rsid="000ddd34" officeooo:paragraph-rsid="000ddd34" style:font-size-asian="12.25pt" style:font-size-complex="14pt"/>
    </style:style>
    <style:style style:name="P2" style:family="paragraph" style:parent-style-name="Standard">
      <style:text-properties fo:font-size="14pt" fo:language="el" fo:country="GR" officeooo:rsid="001202ef" officeooo:paragraph-rsid="000ddd34" style:font-size-asian="12.25pt" style:font-size-complex="14pt"/>
    </style:style>
    <style:style style:name="P3" style:family="paragraph" style:parent-style-name="Standard">
      <style:text-properties fo:font-size="14pt" fo:language="el" fo:country="GR" style:text-underline-style="solid" style:text-underline-width="auto" style:text-underline-color="font-color" officeooo:rsid="000ddd34" officeooo:paragraph-rsid="000ddd34" style:font-size-asian="12.25pt" style:font-size-complex="14pt"/>
    </style:style>
    <style:style style:name="P4" style:family="paragraph" style:parent-style-name="Standard">
      <style:text-properties fo:font-size="14pt" fo:language="el" fo:country="GR" style:text-underline-style="none" officeooo:rsid="000ddd34" officeooo:paragraph-rsid="000ddd34" style:font-size-asian="12.25pt" style:font-size-complex="14pt"/>
    </style:style>
    <style:style style:name="P5" style:family="paragraph" style:parent-style-name="Standard">
      <style:text-properties fo:font-size="14pt" fo:language="el" fo:country="GR" style:text-underline-style="none" officeooo:rsid="00118d76" officeooo:paragraph-rsid="00118d76" style:font-size-asian="12.25pt" style:font-size-complex="14pt"/>
    </style:style>
    <style:style style:name="P6" style:family="paragraph" style:parent-style-name="Standard" style:list-style-name="L1">
      <style:text-properties fo:font-size="14pt" fo:language="el" fo:country="GR" officeooo:rsid="001202ef" officeooo:paragraph-rsid="000ddd34" style:font-size-asian="12.25pt" style:font-size-complex="14pt"/>
    </style:style>
    <style:style style:name="P7" style:family="paragraph" style:parent-style-name="Standard" style:list-style-name="L2">
      <style:text-properties fo:font-size="14pt" fo:language="el" fo:country="GR" officeooo:rsid="001202ef" officeooo:paragraph-rsid="000ddd34" style:font-size-asian="12.25pt" style:font-size-complex="14pt"/>
    </style:style>
    <style:style style:name="P8" style:family="paragraph" style:parent-style-name="Standard" style:list-style-name="L3">
      <style:text-properties fo:font-size="14pt" fo:language="el" fo:country="GR" officeooo:rsid="001202ef" officeooo:paragraph-rsid="000ddd34" style:font-size-asian="12.25pt" style:font-size-complex="14pt"/>
    </style:style>
    <style:style style:name="P9" style:family="paragraph" style:parent-style-name="Standard" style:list-style-name="L2">
      <style:text-properties fo:font-size="14pt" fo:language="el" fo:country="GR" officeooo:rsid="000eec89" officeooo:paragraph-rsid="000eec89" style:font-size-asian="12.25pt" style:font-size-complex="14pt"/>
    </style:style>
    <style:style style:name="P10" style:family="paragraph" style:parent-style-name="Standard">
      <style:text-properties fo:font-size="14pt" fo:language="el" fo:country="GR" style:text-underline-style="solid" style:text-underline-width="auto" style:text-underline-color="font-color" officeooo:rsid="000ddd34" officeooo:paragraph-rsid="000ddd34" style:font-size-asian="12.25pt" style:font-size-complex="14pt"/>
    </style:style>
    <style:style style:name="P11" style:family="paragraph" style:parent-style-name="Standard" style:list-style-name="L4">
      <style:text-properties fo:font-size="14pt" fo:language="el" fo:country="GR" style:text-underline-style="none" officeooo:rsid="000ddd34" officeooo:paragraph-rsid="000ddd34" style:font-size-asian="12.25pt" style:font-size-complex="14pt"/>
    </style:style>
    <style:style style:name="P12" style:family="paragraph" style:parent-style-name="Standard" style:list-style-name="L4">
      <style:text-properties fo:font-size="14pt" fo:language="el" fo:country="GR" style:text-underline-style="none" officeooo:rsid="000ddd34" officeooo:paragraph-rsid="0017d112" style:font-size-asian="12.25pt" style:font-size-complex="14pt"/>
    </style:style>
    <style:style style:name="P13" style:family="paragraph" style:parent-style-name="Standard" style:list-style-name="L5">
      <style:text-properties fo:font-size="14pt" fo:language="el" fo:country="GR" style:text-underline-style="none" officeooo:rsid="000ddd34" officeooo:paragraph-rsid="000ddd34" style:font-size-asian="12.25pt" style:font-size-complex="14pt"/>
    </style:style>
    <style:style style:name="P14" style:family="paragraph" style:parent-style-name="Standard" style:list-style-name="L6">
      <style:text-properties fo:font-size="14pt" fo:language="el" fo:country="GR" style:text-underline-style="none" officeooo:rsid="000ddd34" officeooo:paragraph-rsid="000ddd34" style:font-size-asian="12.25pt" style:font-size-complex="14pt"/>
    </style:style>
    <style:style style:name="P15" style:family="paragraph" style:parent-style-name="Standard" style:list-style-name="L6">
      <style:text-properties fo:font-size="14pt" fo:language="el" fo:country="GR" style:text-underline-style="none" officeooo:rsid="000ddd34" officeooo:paragraph-rsid="0017d112" style:font-size-asian="12.25pt" style:font-size-complex="14pt"/>
    </style:style>
    <style:style style:name="P16" style:family="paragraph" style:parent-style-name="Standard" style:list-style-name="L7">
      <style:text-properties fo:font-size="14pt" fo:language="el" fo:country="GR" style:text-underline-style="none" officeooo:rsid="000ddd34" officeooo:paragraph-rsid="000ddd34" style:font-size-asian="12.25pt" style:font-size-complex="14pt"/>
    </style:style>
    <style:style style:name="P17" style:family="paragraph" style:parent-style-name="Standard" style:list-style-name="L8">
      <style:text-properties fo:font-size="14pt" fo:language="el" fo:country="GR" style:text-underline-style="none" officeooo:rsid="000ddd34" officeooo:paragraph-rsid="000ddd34" style:font-size-asian="12.25pt" style:font-size-complex="14pt"/>
    </style:style>
    <style:style style:name="T1" style:family="text">
      <style:text-properties officeooo:rsid="000ddd34"/>
    </style:style>
    <style:style style:name="T2" style:family="text">
      <style:text-properties fo:language="en" fo:country="US"/>
    </style:style>
    <style:style style:name="T3" style:family="text">
      <style:text-properties officeooo:rsid="0015fa7a"/>
    </style:style>
    <style:style style:name="T4" style:family="text">
      <style:text-properties officeooo:rsid="0017d112"/>
    </style:style>
    <style:style style:name="T5" style:family="text">
      <style:text-properties officeooo:rsid="0017dd3d"/>
    </style:style>
    <style:style style:name="T6" style:family="text">
      <style:text-properties officeooo:rsid="001a62f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Βασική Ροή:</text:p>
      <text:p text:style-name="P3">ΠΧ1: Δημιουργία Ραντεβού</text:p>
      <text:list text:style-name="L1">
        <text:list-item>
          <text:p text:style-name="P6">Η Γραμματεία επιλέγει το πλήκτρο καταχώρηση ραντεβού</text:p>
        </text:list-item>
        <text:list-item>
          <text:p text:style-name="P6">Το Σύστημα εμφανίζει την οθόνη “Καταχώρηση Ραντεβού”</text:p>
        </text:list-item>
        <text:list-item>
          <text:p text:style-name="P6">Η οθόνη ζητάει από την Γραμματεία την ημερομηνία και ώρα του ραντεβού καθώς και τον κωδικό πελάτη και οχήματος</text:p>
        </text:list-item>
        <text:list-item>
          <text:p text:style-name="P6">Η Γραμματεία πληκτρολογεί τον κωδικό πελάτη και οχήματος και συμπληρώνει ημερομηνία και ώρα ραντεβού <text:span text:style-name="T1">(και τα επιστρέφει)</text:span></text:p>
        </text:list-item>
        <text:list-item>
          <text:p text:style-name="P6">Η Γραμματεία δημιουργεί ραντεβού</text:p>
        </text:list-item>
      </text:list>
      <text:p text:style-name="P2"/>
      <text:p text:style-name="P3">ΠΧ2: Δημιουργία Καρτέλας</text:p>
      <text:list text:style-name="L2">
        <text:list-item>
          <text:p text:style-name="P7">Η Γραμματεία επιλέγει το πλήκτρο “Δημιουργία καρτέλας πελάτη και οχήματος”</text:p>
        </text:list-item>
        <text:list-item>
          <text:p text:style-name="P7">Το Σύστημα εμφανίζει την οθόνη “Δημιουργία καρτέλας και οχήματος”</text:p>
        </text:list-item>
        <text:list-item>
          <text:p text:style-name="P7">Η οθόνη ζητάει από την Γραμματεία τα <text:span text:style-name="T1">πλήρη</text:span> στοιχεία του πελάτη και του οχήματος</text:p>
        </text:list-item>
        <text:list-item>
          <text:p text:style-name="P7">Η Γραμματεία πληκτρολογεί τα στοιχεία</text:p>
        </text:list-item>
        <text:list-item>
          <text:p text:style-name="P9">Το Σύστημα καταχωρεί τα στοιχεία</text:p>
        </text:list-item>
        <text:list-item>
          <text:p text:style-name="P7">Η Γραμματεία δημιουργεί νέα καρτέλα</text:p>
        </text:list-item>
      </text:list>
      <text:p text:style-name="P2"/>
      <text:p text:style-name="P3">ΠΧ3: Αναζήτηση Οχήματος</text:p>
      <text:list text:style-name="L3">
        <text:list-item>
          <text:p text:style-name="P8">Ο Μηχανικός <text:span text:style-name="T6">Υποδοχής</text:span> συμπληρώνει την πινακίδα του οχήματος στην οθόνη “Έλεγχος στοιχείων οχήματος”</text:p>
        </text:list-item>
        <text:list-item>
          <text:p text:style-name="P8">Η οθόνη στέλνει την πινακίδα στον κατάλογο οχημάτων</text:p>
        </text:list-item>
        <text:list-item>
          <text:p text:style-name="P8">Ο κατάλογος οχημάτων αναζητά το όχημα στο Σύστημα</text:p>
        </text:list-item>
        <text:list-item>
          <text:p text:style-name="P8">Ο κατάλογος οχημάτων λαμβάνει από το όχημα τα στοιχεία του και τα επιστρέφει</text:p>
        </text:list-item>
        <text:list-item>
          <text:p text:style-name="P8">Η οθόνη εμφανίζει τα στοιχεία του οχήματος<text:tab/></text:p>
        </text:list-item>
      </text:list>
      <text:p text:style-name="P2"/>
      <text:p text:style-name="P3">ΠΧ4: Υποβολή φακέλου επισκευής</text:p>
      <text:list xml:id="list1484806700" text:style-name="L4">
        <text:list-item>
          <text:p text:style-name="P11">Ο Μηχανικός <text:span text:style-name="T4">Υποδοχής</text:span> ζητάει τα ονόματα και το κόστος των υποστηριζόμενων εργασιών επισκευής από τον κατάλογο Επισκευών</text:p>
        </text:list-item>
        <text:list-item>
          <text:p text:style-name="P11">Ο κατάλογος λαμβάνει από κάθε επισκευή το όνομα και το κόστος της και τα επιστρέφει</text:p>
        </text:list-item>
        <text:list-item>
          <text:p text:style-name="P12">Ο Μηχανικός <text:span text:style-name="T4">Υποδοχής</text:span> καταγράφει στο Σύστημα τις εκτιμώμενες εργασίες επισκευής</text:p>
        </text:list-item>
        <text:list-item>
          <text:p text:style-name="P11">Το Σύστημα υπολογίζει το κόστος επισκευής και το καταχωρεί</text:p>
        </text:list-item>
        <text:list-item>
          <text:p text:style-name="P12">Ο Μηχανικός <text:span text:style-name="T4">Υποδοχής</text:span> συμπληρώνει την εκτιμώμενη διάρκεια επισκευής</text:p>
        </text:list-item>
        <text:list-item>
          <text:p text:style-name="P11">Το Σύστημα καταχωρεί την εκτιμώμενη διάρκεια επισκευής</text:p>
        </text:list-item>
        <text:list-item>
          <text:p text:style-name="P12">Ο Μηχανικός <text:span text:style-name="T4">Υποδοχής</text:span> επιλέγει το πλήκτρο “Δημιουργία φακέλου επισκευής</text:p>
        </text:list-item>
        <text:list-item>
          <text:p text:style-name="P11">Το Σύστημα καταχωρεί τον φάκελο επισκευής</text:p>
        </text:list-item>
      </text:list>
      <text:p text:style-name="P4"/>
      <text:p text:style-name="P3">ΠΧ5: Εισαγωγή οχήματος</text:p>
      <text:list text:style-name="L5">
        <text:list-item>
          <text:p text:style-name="P13">Η Γραμματεία επιλέγει την οθόνη “Απόφαση Πελάτη”</text:p>
        </text:list-item>
        <text:list-item>
          <text:p text:style-name="P13"><text:soft-page-break/>Η οθόνη ζητάει την τελική απόφαση του πελάτη από την Γραμματεία</text:p>
        </text:list-item>
        <text:list-item>
          <text:p text:style-name="P13">Η Γραμματεία ενημερώνει το Σύστημα με την απόφαση του πελάτη</text:p>
        </text:list-item>
        <text:list-item>
          <text:p text:style-name="P13">Το Σύστημα καταχωρεί την απόφαση του πελάτη</text:p>
        </text:list-item>
      </text:list>
      <text:p text:style-name="P4"/>
      <text:p text:style-name="P3">ΠΧ6: Επισκευή οχήματος</text:p>
      <text:list xml:id="list2242099595" text:style-name="L6">
        <text:list-item>
          <text:p text:style-name="P14">Ο <text:span text:style-name="T4">Επιβλέπων</text:span> Μηχανικός καταγράφει την ανάθεση εργασιών σε άλλους Μηχανικούς στο Σύστημα</text:p>
        </text:list-item>
        <text:list-item>
          <text:p text:style-name="P14">Το Σύστημα καταχωρεί τις εργασίες στον <text:span text:style-name="T5">κάθε Μηχανικό</text:span></text:p>
        </text:list-item>
        <text:list-item>
          <text:p text:style-name="P15">Ο Μηχανικός καταγράφει την διάρκεια της εργασίας στο Σύστημα</text:p>
        </text:list-item>
        <text:list-item>
          <text:p text:style-name="P14">Το Σύστημα καταχωρεί την διάρκεια εργασίας</text:p>
        </text:list-item>
        <text:list-item>
          <text:p text:style-name="P15">Ο <text:s/>Μηχανικός <text:span text:style-name="T6">καταγράφει</text:span> τον τύπο και το πλήθος των ανταλλακτικών που χρησιμοποίησε <text:span text:style-name="T6">στο Σύστημα</text:span></text:p>
        </text:list-item>
        <text:list-item>
          <text:p text:style-name="P15">Ο Μηχανικός ενημερώνει την κατάσταση της εργασίας που του έχει ανατεθεί</text:p>
        </text:list-item>
        <text:list-item>
          <text:p text:style-name="P14">Το Σύστημα καταχωρεί την εργασία στην φάση ΟΛΟΚΛΗΡΩΜΈΝΗ</text:p>
        </text:list-item>
        <text:list-item>
          <text:p text:style-name="P14">Το Σύστημα ζητάει από τον κατάλογο εργασιών την κατάσταση της κάθε εργασίας</text:p>
        </text:list-item>
        <text:list-item>
          <text:p text:style-name="P14">Ο κατάλογος λαμβάνει από κάθε εργασία την κατάστασή της και την επιστρέφει</text:p>
        </text:list-item>
        <text:list-item>
          <text:p text:style-name="P14">Το Σύστημα καταγράφει την επισκευή ως ολοκληρωμένη</text:p>
        </text:list-item>
      </text:list>
      <text:p text:style-name="P4"/>
      <text:p text:style-name="P3">ΠΧ7: Έκδοση απόδειξης</text:p>
      <text:list text:style-name="L7">
        <text:list-item>
          <text:p text:style-name="P16">Η Γραμματεία επιλέγει το πλήκτρο “Έκδοση απόδειξης”</text:p>
        </text:list-item>
        <text:list-item>
          <text:p text:style-name="P16">Το Σύστημα ζητάει από τον φάκελο επισκευής το κόστος της επισκευής</text:p>
        </text:list-item>
        <text:list-item>
          <text:p text:style-name="P16">Ο φάκελος επισκευής επιστρέφει το κόστος επισκευής</text:p>
        </text:list-item>
        <text:list-item>
          <text:p text:style-name="P16">Το Σύστημα εκδίδει απόδειξη πληρωμής</text:p>
        </text:list-item>
      </text:list>
      <text:p text:style-name="P4"/>
      <text:p text:style-name="P3">ΠΧ8: Πληρωμή</text:p>
      <text:list text:style-name="L8">
        <text:list-item>
          <text:p text:style-name="P17">Η οθόνη πληρωμής ζητάει τον τρόπο πληρωμής από την Γραμματεία</text:p>
        </text:list-item>
        <text:list-item>
          <text:p text:style-name="P17">Η Γραμματεία επιλέγει τρόπο πληρωμής</text:p>
        </text:list-item>
        <text:list-item>
          <text:p text:style-name="P17">Το Σύστημα καταγράφει τον τρόπο πληρωμής</text:p>
        </text:list-item>
        <text:list-item>
          <text:p text:style-name="P17">Το Σύστημα δέχεται πληρωμή με κάρτα</text:p>
        </text:list-item>
      </text:list>
      <text:p text:style-name="P4"/>
      <text:p text:style-name="P5">Εναλλακτική Ροή<text:span text:style-name="T2">:</text:span></text:p>
      <text:p text:style-name="P5">ΠΧ2.α.1. Ο Πελάτης δεν επιθυμεί να δημιουργήσει καρτέλα σε αυτήν την φάση</text:p>
      <text:p text:style-name="P5">ΠΧ2.α.2. Δεν δημιουργείται καρτέλα πελάτη και η ροή συνεχίζεται από την ΠΧ3</text:p>
      <text:p text:style-name="P5">ΠΧ2.β.1. Αν ο πελάτης έχει ήδη δημιουργήσει καρτέλα εμφανίζεται στην οθόνη σχετικό μήνυμα και η ροή συνεχίζεται από την ΠΧ3</text:p>
      <text:p text:style-name="P5">ΠΧ3.α.1. Αν το όχημα δεν είναι καταχωρημένο, πρέπει να γίνει καταχώρηση</text:p>
      <text:p text:style-name="P5">ΠΧ3.α.2. Η οθόνη ζητάει τα στοιχεία του οχήματος από τον Μηχανικό</text:p>
      <text:p text:style-name="P5">ΠΧ3.α.3. Ο Μηχανικός επιστρέφει στην οθόνη τα στοιχεία του οχήματος</text:p>
      <text:p text:style-name="P5"/>
      <text:p text:style-name="P5">ΠΧ4.α.1. Αν ο πελάτης δεν έχει δημιουργήσει καρτέλα, η ροή επιστρέφει στην ΠΧ2</text:p>
      <text:p text:style-name="P5">ΠΧ4.α.2. Όταν ολοκληρωθεί η ΠΧ2, η ροή επιστρέφει στην ΠΧ4</text:p>
      <text:p text:style-name="P5"><text:soft-page-break/></text:p>
      <text:p text:style-name="P5">ΠΧ5.α.1. Αν η τελική απόφαση του πελάτη είναι αρνητική, καταχωρείται στο Σύστημα και η ροή τερματίζεται</text:p>
      <text:p text:style-name="P5"/>
      <text:p text:style-name="P5">ΠΧ6.α.1. Αν ο επιβλέπων Μηχανικός δεν έχει άλλη εργασία, αναλαμβάνει τις εργασίες των άλλων Μηχανικών</text:p>
      <text:p text:style-name="P5">ΠΧ6.α.2. Ο Μηχανικός ζητάει από το κατάλογο εργασιών τις μη ολοκληρωμένες εργασίες</text:p>
      <text:p text:style-name="P5">ΠΧ6.α.3 Ο κατάλογος επιστρέφει τις μη ολοκληρωμένες εργασίες</text:p>
      <text:p text:style-name="P5">ΠΧ6.α.4 Όταν ολοκληρωθούν οι εργασίες, δηλώνονται ως ολοκληρωμένες στο Σύστημα από τον Μηχανικό</text:p>
      <text:p text:style-name="P5"/>
      <text:p text:style-name="P5">ΠΧ8.α.1. Αν το σύστημα πληρωμών <text:span text:style-name="T2">VISA </text:span>δεν είναι διαθέσιμο, η οθόνη εμφανίζει μόνο την επιλογή “πληρωμή με μετρητά”</text:p>
      <text:p text:style-name="P5">ΠΧ8.α.2. Η Γραμματεία επιλέγει το πλήκτρο “πληρωμή με μετρητά”</text:p>
      <text:p text:style-name="P5">ΠΧ8.α.3 Το Σύστημα αποθηκεύει τον τρόπο πληρωμής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20:02:19.087000000</meta:creation-date>
    <dc:date>2023-05-08T14:27:54.943000000</dc:date>
    <meta:editing-duration>PT6H29M56S</meta:editing-duration>
    <meta:editing-cycles>9</meta:editing-cycles>
    <meta:generator>LibreOffice/7.4.1.2$Windows_X86_64 LibreOffice_project/3c58a8f3a960df8bc8fd77b461821e42c061c5f0</meta:generator>
    <meta:document-statistic meta:table-count="0" meta:image-count="0" meta:object-count="0" meta:page-count="3" meta:paragraph-count="72" meta:word-count="694" meta:character-count="4393" meta:non-whitespace-character-count="3815"/>
  </office:meta>
</office:document-meta>
</file>